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EEF907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1.5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ffff" fo:font-size="22pt" fo:font-weight="bold" style:font-size-asian="18pt" style:font-size-complex="18pt"/>
    </style:style>
    <style:style style:name="P3" style:family="paragraph">
      <style:paragraph-properties fo:text-align="center" style:text-autospace="none"/>
      <style:text-properties fo:font-size="18pt" style:font-size-asian="18pt" style:font-size-complex="18pt"/>
    </style:style>
    <style:style style:name="P4" style:family="paragraph">
      <style:paragraph-properties fo:text-align="center" style:text-autospace="none"/>
      <style:text-properties fo:font-family="Arial" style:font-style-name="Grassetto" style:font-family-generic="swiss" style:font-pitch="variable" fo:font-size="18pt" fo:font-weight="bold" style:font-family-asian="Tahoma-Bold" style:font-size-asian="18pt" style:font-weight-asian="bold" style:font-family-complex="Tahoma-Bold" style:font-size-complex="18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  <style:text-properties fo:font-family="ArialMT" style:font-family-generic="swiss" fo:font-size="20pt" style:font-family-asian="ArialMT" style:font-family-generic-asian="swiss" style:font-size-asian="13pt" style:font-family-complex="ArialMT" style:font-family-generic-complex="swiss" style:font-size-complex="7.40000009536743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fo:font-weight="bold" style:font-size-asian="18pt" style:font-size-complex="18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family="Arial" style:font-style-name="Grassetto" style:font-family-generic="swiss" style:font-pitch="variable"/>
    </style:style>
    <style:style style:name="P11" style:family="paragraph">
      <style:paragraph-properties fo:margin-left="0.4cm" fo:margin-right="0cm" fo:line-height="150%" fo:text-indent="-0.4cm"/>
    </style:style>
    <style:style style:name="P12" style:family="paragraph">
      <style:paragraph-properties fo:line-height="150%"/>
    </style:style>
    <style:style style:name="P13" style:family="paragraph">
      <style:paragraph-properties fo:margin-left="1cm" fo:margin-right="0cm" fo:line-height="150%" fo:text-indent="-1cm"/>
    </style:style>
    <style:style style:name="P14" style:family="paragraph">
      <style:text-properties fo:font-size="20pt"/>
    </style:style>
    <style:style style:name="P15" style:family="paragraph">
      <style:paragraph-properties fo:margin-left="1cm" fo:margin-right="0cm" fo:line-height="150%" fo:text-align="end" fo:text-indent="-1cm"/>
      <style:text-properties fo:font-size="22pt"/>
    </style:style>
    <style:style style:name="P16" style:family="paragraph">
      <style:paragraph-properties fo:margin-left="1cm" fo:margin-right="0cm" fo:line-height="150%" fo:text-indent="-1cm"/>
      <style:text-properties fo:color="#ffffff" fo:font-size="22pt" fo:font-weight="bold" style:font-size-asian="18pt" style:font-size-complex="18pt"/>
    </style:style>
    <style:style style:name="P17" style:family="paragraph">
      <style:paragraph-properties fo:line-height="150%"/>
      <style:text-properties fo:font-size="18pt"/>
    </style:style>
    <style:style style:name="P18" style:family="paragraph">
      <style:paragraph-properties fo:margin-left="1cm" fo:margin-right="0cm" fo:line-height="150%" fo:text-align="end" fo:text-indent="-1cm"/>
      <style:text-properties fo:color="#ffffff" fo:font-size="22pt" fo:font-weight="bold" style:font-size-asian="18pt" style:font-size-complex="18pt"/>
    </style:style>
    <style:style style:name="T1" style:family="text">
      <style:text-properties fo:color="#ffffff" fo:font-size="22pt" fo:font-weight="bold" style:font-size-asian="18pt" style:font-size-complex="18pt"/>
    </style:style>
    <style:style style:name="T2" style:family="text">
      <style:text-properties fo:font-family="Arial" style:font-style-name="Grassetto" style:font-family-generic="swiss" style:font-pitch="variable" fo:font-size="18pt" fo:font-style="italic" fo:font-weight="bold" style:font-family-asian="ArialMT" style:font-family-generic-asian="swiss" style:font-size-asian="18pt" style:font-style-asian="italic" style:font-weight-asian="bold" style:font-family-complex="ArialMT" style:font-family-generic-complex="swiss" style:font-size-complex="18pt" style:font-style-complex="italic" style:font-weight-complex="bold"/>
    </style:style>
    <style:style style:name="T3" style:family="text">
      <style:text-properties fo:font-family="ArialMT" style:font-family-generic="swiss" fo:font-size="20pt" style:font-family-asian="ArialMT" style:font-family-generic-asian="swiss" style:font-size-asian="13pt" style:font-family-complex="ArialMT" style:font-family-generic-complex="swiss" style:font-size-complex="7.40000009536743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Arial" style:font-style-name="Grassetto" style:font-family-generic="swiss" style:font-pitch="variable" fo:font-size="15pt" fo:font-weight="bold" style:font-family-asian="Arial-BoldMT" style:font-size-asian="15pt" style:font-weight-asian="bold" style:font-family-complex="Arial-BoldMT" style:font-size-complex="8.5pt" style:font-weight-complex="bold"/>
    </style:style>
    <style:style style:name="T7" style:family="text">
      <style:text-properties fo:font-family="Arial" style:font-style-name="Grassetto" style:font-family-generic="swiss" style:font-pitch="variable" fo:font-size="12pt" fo:font-weight="bold" style:font-family-asian="Arial-BoldMT" style:font-size-asian="12pt" style:font-weight-asian="bold" style:font-family-complex="Arial-BoldMT" style:font-size-complex="6.80000019073486pt" style:font-weight-complex="bold"/>
    </style:style>
    <style:style style:name="T8" style:family="text">
      <style:text-properties fo:font-family="Arial" style:font-style-name="Grassetto" style:font-family-generic="swiss" style:font-pitch="variable" fo:font-size="12pt" style:font-family-asian="ArialMT" style:font-family-generic-asian="swiss" style:font-size-asian="12pt" style:font-family-complex="ArialMT" style:font-family-generic-complex="swiss" style:font-size-complex="6.80000019073486pt"/>
    </style:style>
    <style:style style:name="T9" style:family="text">
      <style:text-properties fo:font-family="Arial" style:font-style-name="Grassetto" style:font-family-generic="swiss" style:font-pitch="variable" fo:font-size="12pt" fo:font-weight="bold" style:font-family-asian="ArialMT" style:font-family-generic-asian="swiss" style:font-size-asian="12pt" style:font-weight-asian="bold" style:font-family-complex="ArialMT" style:font-family-generic-complex="swiss" style:font-size-complex="6.80000019073486pt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lazione progetto SCD - Bonaldo, Zatton</presentation:footer-decl>
      <presentation:date-time-decl presentation:name="dtd1" presentation:source="fixed">29/10/09</presentation:date-time-decl>
      <draw:page draw:name="page1" draw:style-name="dp1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7cm">
          <draw:text-box>
            <text:p text:style-name="P1"><text:span text:style-name="T1">Introduzione</text:span></text:p>
          </draw:text-box>
        </draw:frame>
        <draw:frame draw:style-name="gr2" draw:text-style-name="P4" draw:layer="layout" svg:width="27cm" svg:height="1cm" svg:x="0.5cm" svg:y="8cm">
          <draw:text-box>
            <text:p text:style-name="P3"><text:span text:style-name="T2">Corso di Sistemi Concorrenti e Distribuiti</text:span></text:p>
          </draw:text-box>
        </draw:frame>
        <draw:frame draw:style-name="gr3" draw:text-style-name="P6" draw:layer="layout" svg:width="23.5cm" svg:height="1.776cm" svg:x="2.25cm" svg:y="18.224cm">
          <draw:text-box>
            <text:p text:style-name="P5"><text:span text:style-name="T3">Bonaldo Daniele </text:span><text:span text:style-name="T3"><text:tab/></text:span><text:span text:style-name="T3"><text:tab/></text:span><text:span text:style-name="T3"><text:tab/></text:span><text:span text:style-name="T3">Zatton Alberto</text:span></text:p>
          </draw:text-box>
        </draw:frame>
        <draw:frame draw:style-name="gr4" draw:text-style-name="P8" draw:layer="layout" svg:width="10cm" svg:height="3.179cm" svg:x="9cm" svg:y="10cm">
          <draw:text-box>
            <text:p text:style-name="P7"><text:span text:style-name="T4">Relazione sul progetto:</text:span></text:p>
            <text:p text:style-name="P7"><text:span text:style-name="T4"/></text:p>
            <text:p text:style-name="P7"><text:span text:style-name="T4">Realizzazione di un simulatore di una corsa automobilistica</text:span></text:p>
          </draw:text-box>
        </draw:frame>
        <draw:frame draw:style-name="gr4" draw:text-style-name="P9" draw:layer="layout" svg:width="8.682cm" svg:height="0.958cm" svg:x="9.659cm" svg:y="15cm">
          <draw:text-box>
            <text:p text:style-name="P7"><text:span text:style-name="T5">Padova, 23 ottobre 2009</text:span></text:p>
          </draw:text-box>
        </draw:frame>
        <draw:frame draw:style-name="gr4" draw:text-style-name="P10" draw:layer="layout" svg:width="23.5cm" svg:height="3.867cm" svg:x="2.5cm" svg:y="3cm">
          <draw:text-box>
            <text:p text:style-name="P5"><text:span text:style-name="T6">Università degli Studi di Padova</text:span></text:p>
            <text:p text:style-name="P5"><text:span text:style-name="T6"/></text:p>
            <text:p text:style-name="P5"><text:span text:style-name="T7">Facoltà di Scienze MM.FF.NN.</text:span></text:p>
            <text:p text:style-name="P5"><text:span text:style-name="T8">Dipartimento di Matematica Pura e Applicata</text:span></text:p>
            <text:p text:style-name="P5"><text:span text:style-name="T8"/></text:p>
            <text:p text:style-name="P5"><text:span text:style-name="T8">Laurea Magistrale in Informatica</text:span></text:p>
            <text:p text:style-name="P5"><text:span text:style-name="T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8cm">
          <draw:text-box>
            <text:p text:style-name="P1"><text:span text:style-name="T1">Introduzione</text:span></text:p>
          </draw:text-box>
        </draw:frame>
        <draw:frame draw:style-name="gr4" draw:layer="layout" svg:width="24.5cm" svg:height="11.307cm" svg:x="1.5cm" svg:y="4.9cm">
          <draw:text-box>
            <text:p><text:span text:style-name="T10">Punti da evidenziare:</text:span></text:p>
            <text:p/>
            <text:list text:style-name="L1">
              <text:list-item>
                <text:p text:style-name="P11">Identificazione e gestione dei fattori di non-determinismo presenti nel sistema</text:p>
              </text:list-item>
              <text:list-item>
                <text:p text:style-name="P11">Garanzie di congruenza del tempo di gara tra concorrenti</text:p>
              </text:list-item>
              <text:list-item>
                <text:p text:style-name="P11">Come attenuare il fattore di determinismo in partenza che attualmente deriva dall'ordine dei concorrenti nel file di configurazione</text:p>
              </text:list-item>
              <text:list-item>
                <text:p text:style-name="P11">Come gestite l'eventuale perdita di un "driver" quando esso avesse occupato un microsegmento</text:p>
              </text:list-item>
              <text:list-item>
                <text:p text:style-name="P11">come spiegate il fatto che in diverse esecuzioni "lunghe", alcuni concorrenti subiscano variazioni molto significative del loro tempo sul giro non imputabili a competizione sui microsegment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8cm">
          <draw:text-box>
            <text:p text:style-name="P1"><text:span text:style-name="T1">Fattori di non-determinismo</text:span></text:p>
          </draw:text-box>
        </draw:frame>
        <draw:frame draw:style-name="gr6" draw:layer="layout" svg:width="23.5cm" svg:height="10cm" svg:x="2cm" svg:y="5.5cm">
          <draw:text-box>
            <text:p>Sono stati individuati i seguenti fattori che possono rendere non-deterministico il sistema:</text:p>
            <text:p/>
            <text:p text:style-name="P12"/>
            <text:list text:style-name="L1">
              <text:list-item>
                <text:p text:style-name="P13">ordinamento dei processi in coda sulle risorse protette (influisce sul tempo di chiamata ai segmenti) - dipendente dal sistema e da noi non gestito</text:p>
              </text:list-item>
              <text:list-item>
                <text:p text:style-name="P13">incidenti - casuali e gestiti da noi</text:p>
              </text:list-item>
              <text:list-item>
                <text:p text:style-name="P13">caduta di un nodo - dipendente dal sistema ma gestito (in parte) da noi</text:p>
              </text:list-item>
              <text:list-item>
                <text:p text:style-name="P13">ritardi di rete - dipendente dal sistema e da noi non gesti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21.5cm" svg:height="1.463cm" svg:x="6cm" svg:y="0.538cm">
          <draw:text-box>
            <text:list text:style-name="L1">
              <text:list-header>
                <text:p text:style-name="P13"><text:span text:style-name="T1">Ordinamento dei processi in coda sulle risorse protette</text:span></text:p>
              </text:list-header>
            </text:list>
          </draw:text-box>
        </draw:frame>
        <draw:frame draw:style-name="gr7" draw:text-style-name="P12" draw:layer="layout" svg:width="23.5cm" svg:height="6.5cm" svg:x="2cm" svg:y="7.5cm">
          <draw:text-box>
            <text:p text:style-name="P12">Nel sistema attuale le chiamate di accesso alle risorse protette sono soddisfatte nell'ordine con cui pervengono alla risorsa, ordinate per tempo di sistema.</text:p>
            <text:p text:style-name="P12"/>
            <text:p text:style-name="P12">Per rispettare l'ordine per tempo di gara, le chiamate devono necessariamente essere ordinate per tempo di accesso al segmento secondo il tempo di gar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6" draw:layer="layout" svg:width="21.5cm" svg:height="1.463cm" svg:x="6cm" svg:y="0.538cm">
          <draw:text-box>
            <text:list text:style-name="L1">
              <text:list-header>
                <text:p text:style-name="P15"><text:span text:style-name="T1">Tempo di gara globale</text:span></text:p>
              </text:list-header>
            </text:list>
          </draw:text-box>
        </draw:frame>
        <draw:frame draw:style-name="gr7" draw:text-style-name="P17" draw:layer="layout" svg:width="23.5cm" svg:height="8.439cm" svg:x="2cm" svg:y="7.5cm">
          <draw:text-box>
            <text:p text:style-name="P17">Per poter effettuare l'ordinamento delle chiamate in coda per l'accesso alla risorsa protetta, è necessario adottare un tempo di inizio gara unico per tutti i concorrenti.</text:p>
            <text:p text:style-name="P17"/>
            <text:p text:style-name="P17">Nel sistema attuale, invece, il tempo di inizio è diverso per ogni concorrente (tempo di sistema all'accesso al primo segmento).</text:p>
            <text:p text:style-name="P17"/>
            <text:p text:style-name="P17">Per avere un tempo unico di gara congruente è necessario tenere tutti i Driver e lo Startup all'interno dello stesso nodo distribuito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8" draw:layer="layout" svg:width="21.5cm" svg:height="1.463cm" svg:x="6cm" svg:y="0.538cm">
          <draw:text-box>
            <text:list text:style-name="L1">
              <text:list-header>
                <text:p text:style-name="P15"><text:span text:style-name="T1">Fattore di determinismo in partenza</text:span></text:p>
              </text:list-header>
            </text:list>
          </draw:text-box>
        </draw:frame>
        <draw:frame draw:style-name="gr7" draw:text-style-name="P17" draw:layer="layout" svg:width="23.5cm" svg:height="6.5cm" svg:x="2cm" svg:y="7.5cm">
          <draw:text-box>
            <text:p text:style-name="P17">Nella nostra implementazione, la simulazione gestisce solamente la gara, tralasciando la fase di qualifica.</text:p>
            <text:p text:style-name="P17"/>
            <text:p text:style-name="P17">Non è quindi nostra intenzione attenuare il fattore di determinismo alla partenz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8" draw:layer="layout" svg:width="21.5cm" svg:height="1.463cm" svg:x="6cm" svg:y="0.538cm">
          <draw:text-box>
            <text:list text:style-name="L1">
              <text:list-header>
                <text:p text:style-name="P15"><text:span text:style-name="T1">Gestione della perdita di un driver</text:span></text:p>
              </text:list-header>
            </text:list>
          </draw:text-box>
        </draw:frame>
        <draw:frame draw:style-name="gr7" draw:text-style-name="P17" draw:layer="layout" svg:width="23.5cm" svg:height="6.5cm" svg:x="2cm" svg:y="7.5cm">
          <draw:text-box>
            <text:p text:style-name="P17">In caso di caduta di un Driver mentre si trova all'interno della risorsa protetta, è possibile liberarla fissando un tempo massimo di occupazione della risorsa.</text:p>
            <text:p text:style-name="P17"/>
            <text:p text:style-name="P17">Questo comportamento può essere paragonato all'attività dei commissari di gara che rimuovono un'auto ferma nel tracciato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8" draw:layer="layout" svg:width="21.5cm" svg:height="1.463cm" svg:x="6cm" svg:y="0.538cm">
          <draw:text-box>
            <text:list text:style-name="L1">
              <text:list-header>
                <text:p text:style-name="P15"><text:span text:style-name="T1">Gestione della perdita di un driver</text:span></text:p>
              </text:list-header>
            </text:list>
          </draw:text-box>
        </draw:frame>
        <draw:frame draw:style-name="gr7" draw:text-style-name="P17" draw:layer="layout" svg:width="23.5cm" svg:height="6.5cm" svg:x="2cm" svg:y="7.5cm">
          <draw:text-box>
            <text:p text:style-name="P17">Il problema non sussiste nel caso di un unico nodo distribuito contenente tutti i driver.</text:p>
            <text:p text:style-name="P17"/>
            <text:p text:style-name="P17">In questo caso la caduta del nodo provoca la terminazione della gar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400000003002EEF907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left="0.529cm" fo:margin-right="0.529cm" fo:margin-top="0.178cm" fo:margin-bottom="0.178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List" style:family="graphic">
      <style:paragraph-properties fo:margin-left="0.529cm" fo:margin-right="0.529cm" fo:margin-top="0.178cm" fo:margin-bottom="0.178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fo:font-family="StarSymbol, 'Arial Unicode MS'" style:font-charset="x-symbol" fo:font-size="9pt" fo:language="it" fo:country="IT" style:font-family-asian="StarSymbol, 'Arial Unicode MS'" style:font-charset-asian="x-symbol" style:language-asian="zxx" style:country-asian="none" style:font-family-complex="StarSymbol, 'Arial Unicode MS'" style:font-charset-complex="x-symbol" style:font-size-complex="9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0-17T18:22:58.20</dc:date>
    <meta:editing-duration>PT09H44M46S</meta:editing-duration>
    <meta:editing-cycles>34</meta:editing-cycles>
    <meta:generator>OpenOffice.org/3.0$Win32 OpenOffice.org_project/300m15$Build-9379</meta:generator>
    <dc:creator>Daniele Bonaldo</dc:cre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